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ans CJK SC Medium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name="Línea 1" draw:style-name="gr1" draw:text-style-name="P1" svg:x1="20.045cm" svg:y1="2.177cm" svg:x2="14.098cm" svg:y2="2.656cm">
            <text:p/>
          </draw:line>
          <draw:line draw:z-index="1" draw:name="Línea 2" draw:style-name="gr1" draw:text-style-name="P1" svg:x1="13.74cm" svg:y1="3.161cm" svg:x2="15.557cm" svg:y2="3.56cm">
            <text:p/>
          </draw:line>
          <draw:line draw:z-index="2" draw:name="Línea 3" draw:style-name="gr1" draw:text-style-name="P1" svg:x1="11.123cm" svg:y1="3.24cm" svg:x2="9.141cm" svg:y2="3.559cm">
            <text:p/>
          </draw:line>
          <draw:line draw:z-index="3" draw:name="Línea 4" draw:style-name="gr1" draw:text-style-name="P1" svg:x1="22.743cm" svg:y1="2.231cm" svg:x2="29.104cm" svg:y2="2.735cm">
            <text:p/>
          </draw:line>
          <draw:line draw:z-index="4" draw:name="Línea 5" draw:style-name="gr1" draw:text-style-name="P1" svg:x1="31.719cm" svg:y1="3.24cm" svg:x2="33.619cm" svg:y2="3.585cm">
            <text:p/>
          </draw:line>
          <draw:line draw:z-index="5" draw:name="Línea 6" draw:style-name="gr1" draw:text-style-name="P1" svg:x1="29.268cm" svg:y1="3.161cm" svg:x2="27.368cm" svg:y2="3.533cm">
            <text:p/>
          </draw:line>
          <draw:line draw:z-index="6" draw:name="Línea 7" draw:style-name="gr1" draw:text-style-name="P1" svg:x1="9.169cm" svg:y1="4.091cm" svg:x2="9.775cm" svg:y2="4.41cm">
            <text:p/>
          </draw:line>
          <draw:line draw:z-index="7" draw:name="Línea 8" draw:style-name="gr1" draw:text-style-name="P1" svg:x1="6.691cm" svg:y1="4.064cm" svg:x2="6.25cm" svg:y2="4.41cm">
            <text:p/>
          </draw:line>
          <draw:line draw:z-index="8" draw:name="Línea 9" draw:style-name="gr1" draw:text-style-name="P1" svg:x1="36.179cm" svg:y1="4.01cm" svg:x2="36.84cm" svg:y2="4.435cm">
            <text:p/>
          </draw:line>
          <draw:line draw:z-index="9" draw:name="Línea 10" draw:style-name="gr1" draw:text-style-name="P1" svg:x1="33.7cm" svg:y1="4.091cm" svg:x2="33.287cm" svg:y2="4.41cm">
            <text:p/>
          </draw:lin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5" table:number-rows-spanned="2">
            <text:p>Expresión: [ ( x - y ) * z ] / ( m + n ** p)</text:p>
          </table:table-cell>
          <table:covered-table-cell table:number-columns-repeated="14"/>
        </table:table-row>
        <table:table-row table:style-name="ro1">
          <table:table-cell table:number-columns-repeated="2"/>
          <table:covered-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1" office:value-type="string" calcext:value-type="string">
            <text:p>/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 office:value-type="string" calcext:value-type="string">
            <text:p>*</text:p>
          </table:table-cell>
          <table:table-cell table:number-columns-repeated="7"/>
          <table:table-cell table:style-name="ce1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3"/>
          <table:table-cell table:style-name="ce1" office:value-type="string" calcext:value-type="string">
            <text:p>z</text:p>
          </table:table-cell>
          <table:table-cell table:number-columns-repeated="3"/>
          <table:table-cell table:style-name="ce1" office:value-type="string" calcext:value-type="string">
            <text:p>m</text:p>
          </table:table-cell>
          <table:table-cell table:number-columns-repeated="3"/>
          <table:table-cell table:style-name="ce1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 table:number-columns-repeated="9"/>
          <table:table-cell table:style-name="ce1" office:value-type="string" calcext:value-type="string">
            <text:p>n</text:p>
          </table:table-cell>
          <table:table-cell/>
          <table:table-cell table:style-name="ce1"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00:10:44.1817719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3:56:48.723331231</meta:creation-date>
    <dc:date>2024-12-03T00:11:55.238216115</dc:date>
    <meta:editing-duration>PT11M46S</meta:editing-duration>
    <meta:editing-cycles>2</meta:editing-cycles>
    <meta:generator>LibreOffice/7.6.7.2$Linux_X86_64 LibreOffice_project/60$Build-2</meta:generator>
    <meta:document-statistic meta:table-count="1" meta:cell-count="12" meta:object-count="10"/>
  </office:meta>
</office:document-meta>
</file>